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04cm" draw:marker-start="" draw:marker-start-width="0.2cm" draw:marker-end="Double_20_Arrow" draw:marker-end-width="0.195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195cm" draw:fill="none" draw:textarea-vertical-align="middle" fo:padding-top="0.145cm" fo:padding-bottom="0.145cm" fo:padding-left="0.27cm" fo:padding-right="0.27cm"/>
    </style:style>
    <style:style style:name="gr3" style:family="graphic" style:parent-style-name="Object_20_with_20_no_20_fill_20_and_20_no_20_line">
      <style:graphic-properties svg:stroke-width="0.04cm" draw:marker-start-width="0.26cm" draw:marker-end-width="0.26cm" draw:textarea-vertical-align="middle" draw:ole-draw-aspect="1"/>
    </style:style>
    <style:style style:name="gr4" style:family="graphic" style:parent-style-name="objectwithoutfill">
      <style:graphic-properties svg:stroke-width="0.04cm" draw:marker-start="" draw:marker-start-width="0.2cm" draw:marker-end="Arrow" draw:marker-end-width="0.195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cm" svg:y1="2.2cm" svg:x2="3.416cm" svg:y2="2.2cm">
          <text:p/>
        </draw:line>
        <draw:line draw:style-name="gr2" draw:text-style-name="P1" draw:layer="layout" svg:x1="2.316cm" svg:y1="1.5cm" svg:x2="2.316cm" svg:y2="0.1cm">
          <text:p/>
        </draw:line>
        <draw:frame draw:style-name="gr3" draw:text-style-name="P1" draw:layer="layout" svg:width="0.416cm" svg:height="0.402cm" svg:x="1.1cm" svg:y="2.19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403cm" svg:height="0.402cm" svg:x="1.944cm" svg:y="-0.06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.157cm" svg:height="0.402cm" svg:x="-0.057cm" svg:y="0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" draw:layer="layout" svg:x1="2.316cm" svg:y1="1.5cm" svg:x2="1.416cm" svg:y2="2.3cm">
          <text:p/>
        </draw:line>
        <draw:line draw:style-name="gr2" draw:text-style-name="P1" draw:layer="layout" svg:x1="2.316cm" svg:y1="1.51cm" svg:x2="3.916cm" svg:y2="1.5cm">
          <text:p/>
        </draw:line>
        <draw:frame draw:style-name="gr3" draw:text-style-name="P1" draw:layer="layout" svg:width="0.421cm" svg:height="0.402cm" svg:x="3.795cm" svg:y="1.4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5" draw:text-style-name="P1" draw:layer="layout" svg:width="1.933cm" svg:height="0.703cm" svg:x="1.31cm" svg:y="1.231cm" svg:viewBox="0 0 1934 704" svg:d="M676 604c49-1 99 2 148 0 46-1 93 6 139 14s91 29 139 31c46 3 96-7 143 0 46 7 94 4 139 22 44 17 93 46 147 27 44-15 97-15 135-44 49-37 93-83 125-139 27-46 78-84 85-139 7-50 39-91 49-139 9-45 14-96 0-139-20-61-87-65-138-67-46-1-94-8-139 0-50 9-93 37-139 58s-99 8-148 9c-49 2-93-29-139-40-49-12-93-43-143-49-53-7-108-10-161-9-47 1-96-1-143 4-51 6-99 33-148 45-51 12-102 29-152 40-52 11-107 14-157 27-53 14-104 41-152 67-45 24-104 30-143 63-72 60 43 94 71 143 33 57 90 102 148 139 42 27 92 44 143 54 45 9 89 36 139 31l45 5 45-14 44-4z">
          <text:p/>
        </draw:path>
        <draw:line draw:style-name="gr1" draw:text-style-name="P1" draw:layer="layout" svg:x1="2.7cm" svg:y1="1.2cm" svg:x2="2.7cm" svg:y2="0.3cm">
          <text:p/>
        </draw:line>
        <draw:frame draw:style-name="gr3" draw:text-style-name="P1" draw:layer="layout" svg:width="2.157cm" svg:height="0.402cm" svg:x="2.7cm" svg:y="0.59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1.4cm" svg:y1="1.2cm" svg:x2="0.9cm" svg:y2="1.7cm">
          <text:p/>
        </draw:line>
        <draw:frame draw:style-name="gr3" draw:text-style-name="P1" draw:layer="layout" svg:width="2.157cm" svg:height="0.402cm" svg:x="1.743cm" svg:y="2.29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.102cm" svg:height="0.402cm" svg:x="2.1cm" svg:y="1.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2.8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3:40:34.055596360</meta:creation-date>
    <dc:date>2016-08-15T14:25:02.493669352</dc:date>
    <meta:editing-duration>PT29M31S</meta:editing-duration>
    <meta:editing-cycles>11</meta:editing-cycles>
    <meta:generator>LibreOffice/4.2.8.2$Linux_X86_64 LibreOffice_project/420m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style mathvariant="monospace">
      <mtext>x</mtext>
    </mstyle>
    <annotation encoding="StarMath 5.0">font fixed "x"</annotation>
  </semantics>
</math>
</file>

<file path=Object 2/content.xml><?xml version="1.0" encoding="utf-8"?>
<math xmlns="http://www.w3.org/1998/Math/MathML" display="block">
  <semantics>
    <mstyle mathvariant="monospace">
      <mtext>z</mtext>
    </mstyle>
    <annotation encoding="StarMath 5.0">font fixed "z"</annotation>
  </semantics>
</math>
</file>

<file path=Object 3/content.xml><?xml version="1.0" encoding="utf-8"?>
<math xmlns="http://www.w3.org/1998/Math/MathML" display="block">
  <semantics>
    <mstyle mathvariant="monospace">
      <mtext>y</mtext>
    </mstyle>
    <annotation encoding="StarMath 5.0">font fixed "y"</annotation>
  </semantics>
</math>
</file>

<file path=Object 4/content.xml><?xml version="1.0" encoding="utf-8"?>
<math xmlns="http://www.w3.org/1998/Math/MathML" display="block">
  <semantics>
    <mrow>
      <mstyle mathvariant="monospace">
        <mtext>alpha_mxx</mtext>
      </mstyle>
      <mtext>
</mtext>
    </mrow>
    <annotation encoding="StarMath 5.0">font fixed "alpha_mxx"
"
"</annotation>
  </semantics>
</math>
</file>

<file path=Object 5/content.xml><?xml version="1.0" encoding="utf-8"?>
<math xmlns="http://www.w3.org/1998/Math/MathML" display="block">
  <semantics>
    <mrow>
      <mstyle mathvariant="monospace">
        <mtext>alpha_ezz</mtext>
      </mstyle>
      <mtext/>
    </mrow>
    <annotation encoding="StarMath 5.0">font fixed "alpha_ezz"
"</annotation>
  </semantics>
</math>
</file>

<file path=Object 6/content.xml><?xml version="1.0" encoding="utf-8"?>
<math xmlns="http://www.w3.org/1998/Math/MathML" display="block">
  <semantics>
    <mrow>
      <mstyle mathvariant="monospace">
        <mtext>alpha_myy</mtext>
      </mstyle>
      <mtext>
</mtext>
    </mrow>
    <annotation encoding="StarMath 5.0">font fixed "alpha_myy"
"
"</annotation>
  </semantics>
</math>
</file>

<file path=Object 7/content.xml><?xml version="1.0" encoding="utf-8"?>
<math xmlns="http://www.w3.org/1998/Math/MathML" display="block">
  <semantics>
    <mrow>
      <mstyle mathvariant="monospace">
        <mtext>area</mtext>
      </mstyle>
      <mtext>
</mtext>
    </mrow>
    <annotation encoding="StarMath 5.0">font fixed "area"
"
"</annotation>
  </semantics>
</math>
</file>